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65e" officeooo:paragraph-rsid="0007b65e"/>
    </style:style>
    <style:style style:name="P2" style:family="paragraph" style:parent-style-name="Standard">
      <style:text-properties officeooo:rsid="0007b65e" officeooo:paragraph-rsid="00109b2f"/>
    </style:style>
    <style:style style:name="P3" style:family="paragraph" style:parent-style-name="Standard">
      <style:text-properties fo:font-style="normal" officeooo:rsid="0007b65e" officeooo:paragraph-rsid="0007b65e" style:font-style-asian="normal" style:font-style-complex="normal"/>
    </style:style>
    <style:style style:name="P4" style:family="paragraph" style:parent-style-name="Standard">
      <style:text-properties fo:font-style="normal" officeooo:rsid="0007b65e" officeooo:paragraph-rsid="00109b2f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999ab" style:font-style-asian="normal" style:font-style-complex="normal"/>
    </style:style>
    <style:style style:name="T6" style:family="text">
      <style:text-properties officeooo:rsid="000bd2e8"/>
    </style:style>
    <style:style style:name="T7" style:family="text">
      <style:text-properties officeooo:rsid="00109b2f"/>
    </style:style>
    <style:style style:name="T8" style:family="text">
      <style:text-properties officeooo:rsid="00116735"/>
    </style:style>
    <style:style style:name="T9" style:family="text">
      <style:text-properties officeooo:rsid="0012e730"/>
    </style:style>
    <style:style style:name="T10" style:family="text">
      <style:text-properties officeooo:rsid="001456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здравляю, у вас уже хватило упорства, чтобы нажать «учиться»! Можно приступать, но сначала предлагаю разъясить несколько организационных моментов:</text:p>
      <text:p text:style-name="P1"/>
      <text:p text:style-name="P1">1) Пока что курс предназначен только для школьников и учителей, так что студентам здесь делать особо нечего (ну разве <text:span text:style-name="T6">что </text:span>ознакомиться с общими принципами работы в <text:span text:style-name="T1">Desmos </text:span><text:span text:style-name="T2">и его возможностями)</text:span></text:p>
      <text:p text:style-name="P1"/>
      <text:p text:style-name="P1">2) Для прохождения <text:span text:style-name="T9">курса </text:span>очень неплохо <text:span text:style-name="T9">будет </text:span>владеть курсом математики хотя бы за классов <text:span text:style-name="T9">8</text:span> (в лучшем случае, конечно, за все 11)</text:p>
      <text:p text:style-name="P1"/>
      <text:p text:style-name="P2">3) <text:span text:style-name="T7">Вопросы</text:span><text:span text:style-name="T4"> по содержанию курса, </text:span><text:span text:style-name="T5">заданиям и</text:span><text:span text:style-name="T4"> прочему задаем </text:span><text:span text:style-name="T3">тут</text:span></text:p>
      <text:p text:style-name="P4"/>
      <text:p text:style-name="P4"><text:span text:style-name="T7">Сам к</text:span>урс включает в себя всего <text:span text:style-name="T6">9</text:span> модулей, в каждом из которых <text:span text:style-name="T9">вы найдете </text:span>объяснение конкретной темы с практическими зада<text:span text:style-name="T9">ниями</text:span> <text:span text:style-name="T7">после</text:span>.</text:p>
      <text:p text:style-name="P4"/>
      <text:p text:style-name="P4">Думаю, что на прохождение у вас уйдет не более 2-4 дней, поскольку <text:span text:style-name="T7">сам я старался особо не сыпать теорией, чтобы материал был изложен </text:span><text:span text:style-name="T8">максимально </text:span><text:span text:style-name="T7">понятно </text:span><text:span text:style-name="T8">(моментами может и слишком разжевано) </text:span><text:span text:style-name="T10">и</text:span><text:span text:style-name="T9"> </text:span><text:span text:style-name="T7">без лишней вод</text:span><text:span text:style-name="T8">ы.</text:span></text:p>
      <text:p text:style-name="P4"/>
      <text:p text:style-name="P3">Успехов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01:11:11.149000000</meta:creation-date>
    <dc:date>2024-07-28T23:37:31.765000000</dc:date>
    <meta:editing-duration>PT38M28S</meta:editing-duration>
    <meta:editing-cycles>10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7" meta:word-count="136" meta:character-count="879" meta:non-whitespace-character-count="750"/>
  </office:meta>
</office:document-meta>
</file>